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Inconsolata" svg:font-family="Inconsolata"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weight="bold" officeooo:rsid="001b0c98" officeooo:paragraph-rsid="001b0c98" style:font-weight-asian="bold" style:font-weight-complex="bold"/>
    </style:style>
    <style:style style:name="P2" style:family="paragraph" style:parent-style-name="Standard">
      <style:paragraph-properties fo:padding="0.0201in" fo:border="0.06pt solid #000000" style:shadow="none" style:writing-mode="page"/>
      <style:text-properties style:text-position="0% 100%" fo:font-style="italic" officeooo:rsid="001b0c98" officeooo:paragraph-rsid="002a9863" style:font-style-asian="italic" style:font-style-complex="italic"/>
    </style:style>
    <style:style style:name="P3" style:family="paragraph" style:parent-style-name="Standard">
      <style:paragraph-properties fo:padding="0.0201in" fo:border="0.06pt solid #000000" style:shadow="none" style:writing-mode="page"/>
      <style:text-properties style:text-position="0% 100%" fo:font-style="italic" officeooo:rsid="002ddd90" officeooo:paragraph-rsid="002ddd90" style:font-style-asian="italic" style:font-style-complex="italic"/>
    </style:style>
    <style:style style:name="P4" style:family="paragraph" style:parent-style-name="Standard">
      <style:paragraph-properties fo:padding="0.0201in" fo:border="0.06pt solid #000000" style:shadow="none" style:writing-mode="page"/>
      <style:text-properties style:text-position="0% 100%" fo:font-style="italic" officeooo:rsid="002a9863" officeooo:paragraph-rsid="002a9863" style:font-style-asian="italic" style:font-style-complex="italic"/>
    </style:style>
    <style:style style:name="P5" style:family="paragraph" style:parent-style-name="Standard">
      <style:paragraph-properties fo:margin-top="0in" fo:margin-bottom="0.0598in" loext:contextual-spacing="false"/>
      <style:text-properties style:text-position="0% 100%" fo:font-style="normal" officeooo:rsid="0024d9df" officeooo:paragraph-rsid="002bd906" style:font-style-asian="normal" style:font-style-complex="normal"/>
    </style:style>
    <style:style style:name="P6" style:family="paragraph" style:parent-style-name="Standard">
      <style:paragraph-properties fo:margin-top="0in" fo:margin-bottom="0.0598in" loext:contextual-spacing="false"/>
      <style:text-properties style:text-position="0% 100%" fo:font-style="normal" officeooo:rsid="0024d9df" officeooo:paragraph-rsid="002c5c8e" style:font-style-asian="normal" style:font-style-complex="normal"/>
    </style:style>
    <style:style style:name="P7" style:family="paragraph" style:parent-style-name="Standard">
      <style:paragraph-properties fo:margin-top="0in" fo:margin-bottom="0.0598in" loext:contextual-spacing="false"/>
      <style:text-properties style:text-position="0% 100%" fo:font-style="normal" officeooo:rsid="002c5c8e" officeooo:paragraph-rsid="002c5c8e" style:font-style-asian="normal" style:font-style-complex="normal"/>
    </style:style>
    <style:style style:name="P8" style:family="paragraph" style:parent-style-name="Standard">
      <style:paragraph-properties fo:margin-top="0in" fo:margin-bottom="0.0598in" loext:contextual-spacing="false"/>
      <style:text-properties style:text-position="0% 100%" fo:font-style="normal" officeooo:rsid="00203df5" officeooo:paragraph-rsid="00203df5" style:font-style-asian="normal" style:font-style-complex="normal"/>
    </style:style>
    <style:style style:name="P9" style:family="paragraph" style:parent-style-name="Standard">
      <style:paragraph-properties fo:margin-top="0in" fo:margin-bottom="0.0598in" loext:contextual-spacing="false"/>
      <style:text-properties style:text-position="0% 100%" fo:font-style="normal" officeooo:rsid="0021ddcf" officeooo:paragraph-rsid="002e784e" style:font-style-asian="normal" style:font-style-complex="normal"/>
    </style:style>
    <style:style style:name="P10" style:family="paragraph" style:parent-style-name="Standard">
      <style:paragraph-properties fo:margin-top="0in" fo:margin-bottom="0.0598in" loext:contextual-spacing="false"/>
      <style:text-properties style:text-position="0% 100%" fo:font-style="normal" officeooo:rsid="0021ddcf" officeooo:paragraph-rsid="0021ddcf" style:font-style-asian="normal" style:font-style-complex="normal"/>
    </style:style>
    <style:style style:name="P11" style:family="paragraph" style:parent-style-name="Standard">
      <style:paragraph-properties fo:margin-top="0in" fo:margin-bottom="0.0598in" loext:contextual-spacing="false"/>
      <style:text-properties style:text-position="0% 100%" fo:font-style="normal" officeooo:rsid="002e784e" officeooo:paragraph-rsid="002e784e" style:font-style-asian="normal" style:font-style-complex="normal"/>
    </style:style>
    <style:style style:name="P12" style:family="paragraph" style:parent-style-name="Standard">
      <style:paragraph-properties fo:margin-top="0in" fo:margin-bottom="0.0598in" loext:contextual-spacing="false"/>
      <style:text-properties style:text-position="0% 100%" fo:font-style="normal" fo:font-weight="normal" officeooo:rsid="0024d9df" officeooo:paragraph-rsid="002c5c8e" style:font-style-asian="normal" style:font-weight-asian="normal" style:font-style-complex="normal" style:font-weight-complex="normal"/>
    </style:style>
    <style:style style:name="P13" style:family="paragraph" style:parent-style-name="Standard">
      <style:paragraph-properties fo:margin-top="0in" fo:margin-bottom="0.0598in" loext:contextual-spacing="false"/>
      <style:text-properties style:text-position="0% 100%" fo:font-style="normal" fo:font-weight="normal" officeooo:rsid="0024d9df" officeooo:paragraph-rsid="002e784e" style:font-style-asian="normal" style:font-weight-asian="normal" style:font-style-complex="normal" style:font-weight-complex="normal"/>
    </style:style>
    <style:style style:name="P14" style:family="paragraph" style:parent-style-name="Standard">
      <style:paragraph-properties fo:margin-top="0in" fo:margin-bottom="0.0598in" loext:contextual-spacing="false"/>
      <style:text-properties style:text-position="0% 100%" fo:font-style="normal" fo:font-weight="normal" officeooo:rsid="002c5c8e" officeooo:paragraph-rsid="002c5c8e" style:font-style-asian="normal" style:font-weight-asian="normal" style:font-style-complex="normal" style:font-weight-complex="normal"/>
    </style:style>
    <style:style style:name="P15" style:family="paragraph" style:parent-style-name="Standard">
      <style:paragraph-properties fo:margin-top="0in" fo:margin-bottom="0.0598in" loext:contextual-spacing="false"/>
      <style:text-properties style:text-position="0% 100%" fo:font-style="normal" fo:font-weight="normal" officeooo:rsid="002ddd90" officeooo:paragraph-rsid="002e784e" style:font-style-asian="normal" style:font-weight-asian="normal" style:font-style-complex="normal" style:font-weight-complex="normal"/>
    </style:style>
    <style:style style:name="P16" style:family="paragraph" style:parent-style-name="Standard">
      <style:paragraph-properties fo:margin-top="0in" fo:margin-bottom="0.0598in" loext:contextual-spacing="false"/>
      <style:text-properties style:text-position="0% 100%" fo:font-style="normal" fo:font-weight="normal" officeooo:rsid="002e784e" officeooo:paragraph-rsid="002e784e" style:font-style-asian="normal" style:font-weight-asian="normal" style:font-style-complex="normal" style:font-weight-complex="normal"/>
    </style:style>
    <style:style style:name="P17" style:family="paragraph" style:parent-style-name="Standard">
      <style:paragraph-properties fo:margin-top="0in" fo:margin-bottom="0.0598in" loext:contextual-spacing="false"/>
      <style:text-properties style:text-position="0% 100%" officeooo:rsid="002a9863" officeooo:paragraph-rsid="00243fcc"/>
    </style:style>
    <style:style style:name="P18" style:family="paragraph" style:parent-style-name="Standard">
      <style:paragraph-properties fo:margin-top="0in" fo:margin-bottom="0.0598in" loext:contextual-spacing="false" fo:text-align="center" style:justify-single-word="false"/>
      <style:text-properties style:text-position="0% 100%" style:font-name="Inconsolata" fo:font-style="normal" fo:font-weight="normal" officeooo:rsid="002c5c8e" officeooo:paragraph-rsid="002ddd90" style:font-style-asian="normal" style:font-weight-asian="normal" style:font-style-complex="normal" style:font-weight-complex="normal"/>
    </style:style>
    <style:style style:name="P19" style:family="paragraph" style:parent-style-name="Standard">
      <style:paragraph-properties fo:margin-top="0in" fo:margin-bottom="0.0598in" loext:contextual-spacing="false" fo:text-align="center" style:justify-single-word="false"/>
      <style:text-properties style:text-position="0% 100%" style:font-name="Inconsolata" fo:font-style="normal" fo:font-weight="normal" officeooo:rsid="002ddd90" officeooo:paragraph-rsid="002e784e" style:font-style-asian="normal" style:font-weight-asian="normal" style:font-style-complex="normal" style:font-weight-complex="normal"/>
    </style:style>
    <style:style style:name="P20" style:family="paragraph" style:parent-style-name="Standard">
      <style:paragraph-properties fo:margin-top="0in" fo:margin-bottom="0.0598in" loext:contextual-spacing="false"/>
      <style:text-properties officeooo:rsid="00300d79" officeooo:paragraph-rsid="00300d79"/>
    </style:style>
    <style:style style:name="P21" style:family="paragraph" style:parent-style-name="Text_20_body">
      <style:paragraph-properties fo:margin-top="0in" fo:margin-bottom="0.0598in" loext:contextual-spacing="false"/>
    </style:style>
    <style:style style:name="P22" style:family="paragraph" style:parent-style-name="Standard">
      <style:paragraph-properties fo:margin-top="0.1in" fo:margin-bottom="0.0598in" loext:contextual-spacing="false"/>
      <style:text-properties style:text-position="0% 100%" fo:font-weight="bold" officeooo:rsid="00243fcc" officeooo:paragraph-rsid="00243fcc" style:font-weight-asian="bold" style:font-weight-complex="bold"/>
    </style:style>
    <style:style style:name="P23" style:family="paragraph" style:parent-style-name="Standard">
      <style:paragraph-properties fo:margin-top="0.1in" fo:margin-bottom="0.0598in" loext:contextual-spacing="false"/>
      <style:text-properties style:text-position="0% 100%" fo:font-style="normal" officeooo:rsid="001be1c7" officeooo:paragraph-rsid="001db240" style:font-style-asian="normal" style:font-style-complex="normal"/>
    </style:style>
    <style:style style:name="P24" style:family="paragraph" style:parent-style-name="Standard">
      <style:paragraph-properties fo:margin-top="0.1in" fo:margin-bottom="0.0598in" loext:contextual-spacing="false"/>
      <style:text-properties style:text-position="0% 100%" fo:font-style="normal" officeooo:rsid="001be1c7" officeooo:paragraph-rsid="002a9863" style:font-style-asian="normal" style:font-style-complex="normal"/>
    </style:style>
    <style:style style:name="P25" style:family="paragraph" style:parent-style-name="Standard">
      <style:paragraph-properties fo:margin-top="0.1in" fo:margin-bottom="0.0598in" loext:contextual-spacing="false"/>
      <style:text-properties style:text-position="0% 100%" fo:font-style="normal" officeooo:rsid="0024d9df" officeooo:paragraph-rsid="002c5c8e" style:font-style-asian="normal" style:font-style-complex="normal"/>
    </style:style>
    <style:style style:name="P26" style:family="paragraph" style:parent-style-name="Standard">
      <style:paragraph-properties fo:margin-top="0.1in" fo:margin-bottom="0.0598in" loext:contextual-spacing="false"/>
      <style:text-properties style:text-position="0% 100%" fo:font-style="normal" fo:font-weight="bold" officeooo:rsid="002e784e" officeooo:paragraph-rsid="002e784e" style:font-style-asian="normal" style:font-weight-asian="bold" style:font-style-complex="normal" style:font-weight-complex="bold"/>
    </style:style>
    <style:style style:name="P27" style:family="paragraph" style:parent-style-name="Standard">
      <style:paragraph-properties fo:margin-top="0.1in" fo:margin-bottom="0.0598in" loext:contextual-spacing="false"/>
      <style:text-properties style:text-position="0% 100%" fo:font-style="italic" fo:font-weight="bold" officeooo:rsid="001be1c7" officeooo:paragraph-rsid="001be1c7" style:font-style-asian="italic" style:font-weight-asian="bold" style:font-style-complex="italic" style:font-weight-complex="bold"/>
    </style:style>
    <style:style style:name="P28" style:family="paragraph" style:parent-style-name="Standard">
      <style:paragraph-properties fo:margin-top="0.0402in" fo:margin-bottom="0in" loext:contextual-spacing="false" fo:padding="0.0201in" fo:border="0.06pt solid #000000" style:shadow="none" style:writing-mode="page"/>
      <style:text-properties style:text-position="0% 100%" fo:font-style="italic" officeooo:rsid="001b0c98" officeooo:paragraph-rsid="002a9863" style:font-style-asian="italic" style:font-style-complex="italic"/>
    </style:style>
    <style:style style:name="P29" style:family="paragraph" style:parent-style-name="Standard">
      <style:paragraph-properties fo:margin-top="0in" fo:margin-bottom="0.0598in" loext:contextual-spacing="false"/>
      <style:text-properties style:text-position="0% 100%" fo:font-style="normal" fo:font-weight="normal" officeooo:rsid="002c5c8e" officeooo:paragraph-rsid="0033d03c" style:font-style-asian="normal" style:font-weight-asian="normal" style:font-style-complex="normal" style:font-weight-complex="normal"/>
    </style:style>
    <style:style style:name="P30" style:family="paragraph" style:parent-style-name="Standard">
      <style:paragraph-properties fo:margin-top="0in" fo:margin-bottom="0.0598in" loext:contextual-spacing="false"/>
      <style:text-properties style:text-position="0% 100%" fo:font-style="normal" fo:font-weight="normal" officeooo:rsid="002c5c8e" officeooo:paragraph-rsid="0035c080" style:font-style-asian="normal" style:font-weight-asian="normal" style:font-style-complex="normal" style:font-weight-complex="normal"/>
    </style:style>
    <style:style style:name="P31" style:family="paragraph" style:parent-style-name="Standard">
      <style:paragraph-properties fo:margin-top="0in" fo:margin-bottom="0.0598in" loext:contextual-spacing="false" fo:text-align="center" style:justify-single-word="false"/>
      <style:text-properties style:text-position="0% 100%" style:font-name="Inconsolata" fo:font-style="normal" fo:font-weight="normal" officeooo:rsid="002c5c8e" officeooo:paragraph-rsid="002ddd90" style:font-style-asian="normal" style:font-weight-asian="normal" style:font-style-complex="normal" style:font-weight-complex="normal"/>
    </style:style>
    <style:style style:name="P32" style:family="paragraph" style:parent-style-name="Standard">
      <style:text-properties officeooo:rsid="001b0c98" officeooo:paragraph-rsid="001b0c98"/>
    </style:style>
    <style:style style:name="P33" style:family="paragraph" style:parent-style-name="Standard">
      <style:text-properties fo:font-weight="bold" officeooo:rsid="001b0c98" officeooo:paragraph-rsid="001b0c98" style:font-weight-asian="bold" style:font-weight-complex="bold"/>
    </style:style>
    <style:style style:name="T1" style:family="text">
      <style:text-properties style:text-position="super 58%" fo:font-weight="bold" style:font-weight-asian="bold" style:font-weight-complex="bold"/>
    </style:style>
    <style:style style:name="T2" style:family="text">
      <style:text-properties style:text-position="super 58%" fo:font-weight="bold" officeooo:rsid="00243fcc" style:font-weight-asian="bold" style:font-weight-complex="bold"/>
    </style:style>
    <style:style style:name="T3" style:family="text">
      <style:text-properties style:text-position="0% 100%"/>
    </style:style>
    <style:style style:name="T4" style:family="text">
      <style:text-properties style:text-position="0% 100%" fo:font-style="italic" style:font-style-asian="italic" style:font-style-complex="italic"/>
    </style:style>
    <style:style style:name="T5" style:family="text">
      <style:text-properties style:text-position="0% 100%" officeooo:rsid="002a9863"/>
    </style:style>
    <style:style style:name="T6" style:family="text">
      <style:text-properties style:text-position="0% 100%" officeooo:rsid="0033d03c"/>
    </style:style>
    <style:style style:name="T7" style:family="text">
      <style:text-properties officeooo:rsid="001db240"/>
    </style:style>
    <style:style style:name="T8" style:family="text">
      <style:text-properties fo:font-style="italic" style:font-style-asian="italic" style:font-style-complex="italic"/>
    </style:style>
    <style:style style:name="T9" style:family="text">
      <style:text-properties fo:font-style="italic" officeooo:rsid="002c5c8e" style:font-style-asian="italic" style:font-style-complex="italic"/>
    </style:style>
    <style:style style:name="T10" style:family="text">
      <style:text-properties fo:font-style="italic" officeooo:rsid="002bd906" style:font-style-asian="italic" style:font-style-complex="italic"/>
    </style:style>
    <style:style style:name="T11" style:family="text">
      <style:text-properties fo:font-style="italic" officeooo:rsid="0033d03c" style:font-style-asian="italic" style:font-style-complex="italic"/>
    </style:style>
    <style:style style:name="T12" style:family="text">
      <style:text-properties fo:font-style="italic" style:text-underline-style="solid" style:text-underline-width="auto" style:text-underline-color="font-color" style:font-style-asian="italic" style:font-style-complex="italic"/>
    </style:style>
    <style:style style:name="T13" style:family="text">
      <style:text-properties fo:font-style="italic" style:text-underline-style="solid" style:text-underline-width="auto" style:text-underline-color="font-color" officeooo:rsid="0033d03c" style:font-style-asian="italic" style:font-style-complex="italic"/>
    </style:style>
    <style:style style:name="T14" style:family="text">
      <style:text-properties fo:font-style="italic" style:text-underline-style="solid" style:text-underline-width="auto" style:text-underline-color="font-color" officeooo:rsid="003543ed" style:font-style-asian="italic" style:font-style-complex="italic"/>
    </style:style>
    <style:style style:name="T15" style:family="text">
      <style:text-properties fo:font-style="italic" style:text-underline-style="solid" style:text-underline-width="auto" style:text-underline-color="font-color" officeooo:rsid="002ddd90" style:font-style-asian="italic" style:font-style-complex="italic"/>
    </style:style>
    <style:style style:name="T16" style:family="text">
      <style:text-properties fo:font-style="italic" style:text-underline-style="solid" style:text-underline-width="auto" style:text-underline-color="font-color" officeooo:rsid="002e784e" style:font-style-asian="italic" style:font-style-complex="italic"/>
    </style:style>
    <style:style style:name="T17" style:family="text">
      <style:text-properties fo:font-style="italic" style:text-underline-style="solid" style:text-underline-width="auto" style:text-underline-color="font-color" officeooo:rsid="0035c080" style:font-style-asian="italic" style:font-style-complex="italic"/>
    </style:style>
    <style:style style:name="T18" style:family="text">
      <style:text-properties fo:font-style="italic" style:text-underline-style="solid" style:text-underline-width="auto" style:text-underline-color="font-color" officeooo:rsid="003074d1" style:font-style-asian="italic" style:font-style-complex="italic"/>
    </style:style>
    <style:style style:name="T19"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20" style:family="text">
      <style:text-properties fo:font-style="italic" style:text-underline-style="solid" style:text-underline-width="auto" style:text-underline-color="font-color" fo:font-weight="normal" officeooo:rsid="00300d79" style:font-style-asian="italic" style:font-weight-asian="normal" style:font-style-complex="italic" style:font-weight-complex="normal"/>
    </style:style>
    <style:style style:name="T21" style:family="text">
      <style:text-properties fo:font-style="italic" style:text-underline-style="none" style:font-style-asian="italic" style:font-style-complex="italic"/>
    </style:style>
    <style:style style:name="T22" style:family="text">
      <style:text-properties fo:font-style="italic" style:text-underline-style="none" officeooo:rsid="0033d03c" style:font-style-asian="italic" style:font-style-complex="italic"/>
    </style:style>
    <style:style style:name="T23" style:family="text">
      <style:text-properties fo:font-style="italic" style:text-underline-style="none" officeooo:rsid="003543ed" style:font-style-asian="italic" style:font-style-complex="italic"/>
    </style:style>
    <style:style style:name="T24" style:family="text">
      <style:text-properties fo:font-style="italic" style:text-underline-style="none" officeooo:rsid="0035c080" style:font-style-asian="italic" style:font-style-complex="italic"/>
    </style:style>
    <style:style style:name="T25" style:family="text">
      <style:text-properties fo:font-weight="bold" style:font-weight-asian="bold" style:font-weight-complex="bold"/>
    </style:style>
    <style:style style:name="T26" style:family="text">
      <style:text-properties fo:font-weight="bold" officeooo:rsid="002a9863" style:font-weight-asian="bold" style:font-weight-complex="bold"/>
    </style:style>
    <style:style style:name="T27" style:family="text">
      <style:text-properties fo:font-weight="bold" officeooo:rsid="002c5c8e" style:font-weight-asian="bold" style:font-weight-complex="bold"/>
    </style:style>
    <style:style style:name="T28" style:family="text">
      <style:text-properties fo:font-weight="bold" officeooo:rsid="002ddd90" style:font-weight-asian="bold" style:font-weight-complex="bold"/>
    </style:style>
    <style:style style:name="T29" style:family="text">
      <style:text-properties fo:font-weight="bold" officeooo:rsid="0032ec38" style:font-weight-asian="bold" style:font-weight-complex="bold"/>
    </style:style>
    <style:style style:name="T30" style:family="text">
      <style:text-properties officeooo:rsid="002669e6"/>
    </style:style>
    <style:style style:name="T31" style:family="text">
      <style:text-properties officeooo:rsid="00277f63"/>
    </style:style>
    <style:style style:name="T32" style:family="text">
      <style:text-properties officeooo:rsid="0027ec98"/>
    </style:style>
    <style:style style:name="T33" style:family="text">
      <style:text-properties officeooo:rsid="002a9863"/>
    </style:style>
    <style:style style:name="T34" style:family="text">
      <style:text-properties style:text-underline-style="solid" style:text-underline-width="auto" style:text-underline-color="font-color"/>
    </style:style>
    <style:style style:name="T35" style:family="text">
      <style:text-properties style:text-underline-style="solid" style:text-underline-width="auto" style:text-underline-color="font-color" officeooo:rsid="002a9863"/>
    </style:style>
    <style:style style:name="T36" style:family="text">
      <style:text-properties style:text-underline-style="solid" style:text-underline-width="auto" style:text-underline-color="font-color" officeooo:rsid="002c5c8e"/>
    </style:style>
    <style:style style:name="T37" style:family="text">
      <style:text-properties style:text-underline-style="solid" style:text-underline-width="auto" style:text-underline-color="font-color" officeooo:rsid="002e784e"/>
    </style:style>
    <style:style style:name="T38" style:family="text">
      <style:text-properties style:text-underline-style="solid" style:text-underline-width="auto" style:text-underline-color="font-color" officeooo:rsid="002ddd90"/>
    </style:style>
    <style:style style:name="T39" style:family="text">
      <style:text-properties style:text-underline-style="solid" style:text-underline-width="auto" style:text-underline-color="font-color" fo:font-weight="normal" style:font-weight-asian="normal" style:font-weight-complex="normal"/>
    </style:style>
    <style:style style:name="T40" style:family="text">
      <style:text-properties style:text-underline-style="solid" style:text-underline-width="auto" style:text-underline-color="font-color" fo:font-weight="normal" officeooo:rsid="00300d79" style:font-weight-asian="normal" style:font-weight-complex="normal"/>
    </style:style>
    <style:style style:name="T41" style:family="text">
      <style:text-properties style:text-underline-style="solid" style:text-underline-width="auto" style:text-underline-color="font-color" officeooo:rsid="003074d1"/>
    </style:style>
    <style:style style:name="T42" style:family="text">
      <style:text-properties style:text-underline-style="solid" style:text-underline-width="auto" style:text-underline-color="font-color" officeooo:rsid="0035c080"/>
    </style:style>
    <style:style style:name="T43" style:family="text">
      <style:text-properties officeooo:rsid="002bd906"/>
    </style:style>
    <style:style style:name="T44" style:family="text">
      <style:text-properties officeooo:rsid="002c5c8e"/>
    </style:style>
    <style:style style:name="T45" style:family="text">
      <style:text-properties fo:font-style="normal" style:font-style-asian="normal" style:font-style-complex="normal"/>
    </style:style>
    <style:style style:name="T46" style:family="text">
      <style:text-properties fo:font-style="normal" officeooo:rsid="002c5c8e" style:font-style-asian="normal" style:font-style-complex="normal"/>
    </style:style>
    <style:style style:name="T47" style:family="text">
      <style:text-properties fo:font-style="normal" style:text-underline-style="solid" style:text-underline-width="auto" style:text-underline-color="font-color" style:font-style-asian="normal" style:font-style-complex="normal"/>
    </style:style>
    <style:style style:name="T48" style:family="text">
      <style:text-properties fo:font-style="normal" style:text-underline-style="solid" style:text-underline-width="auto" style:text-underline-color="font-color" officeooo:rsid="002c5c8e" style:font-style-asian="normal" style:font-style-complex="normal"/>
    </style:style>
    <style:style style:name="T49" style:family="text">
      <style:text-properties officeooo:rsid="002ddd90"/>
    </style:style>
    <style:style style:name="T50" style:family="text">
      <style:text-properties officeooo:rsid="002e784e"/>
    </style:style>
    <style:style style:name="T51" style:family="text">
      <style:text-properties style:text-underline-style="none"/>
    </style:style>
    <style:style style:name="T52" style:family="text">
      <style:text-properties style:text-underline-style="none" officeooo:rsid="002e784e"/>
    </style:style>
    <style:style style:name="T53" style:family="text">
      <style:text-properties style:text-underline-style="none" fo:font-weight="normal" style:font-weight-asian="normal" style:font-weight-complex="normal"/>
    </style:style>
    <style:style style:name="T54" style:family="text">
      <style:text-properties style:text-underline-style="none" officeooo:rsid="003074d1"/>
    </style:style>
    <style:style style:name="T55" style:family="text">
      <style:text-properties style:text-underline-style="none" officeooo:rsid="0033d03c"/>
    </style:style>
    <style:style style:name="T56" style:family="text">
      <style:text-properties style:text-underline-style="none" officeooo:rsid="003543ed"/>
    </style:style>
    <style:style style:name="T57" style:family="text">
      <style:text-properties style:text-underline-style="none" officeooo:rsid="0035c080"/>
    </style:style>
    <style:style style:name="T58" style:family="text">
      <style:text-properties officeooo:rsid="00300d79"/>
    </style:style>
    <style:style style:name="T59" style:family="text">
      <style:text-properties fo:font-weight="normal" style:font-weight-asian="normal" style:font-weight-complex="normal"/>
    </style:style>
    <style:style style:name="T60" style:family="text">
      <style:text-properties officeooo:rsid="003074d1"/>
    </style:style>
    <style:style style:name="T61" style:family="text">
      <style:text-properties officeooo:rsid="00317e9b"/>
    </style:style>
    <style:style style:name="T62" style:family="text">
      <style:text-properties officeooo:rsid="0032ec38"/>
    </style:style>
    <style:style style:name="T63" style:family="text">
      <style:text-properties officeooo:rsid="0033375c"/>
    </style:style>
    <style:style style:name="T64" style:family="text">
      <style:text-properties officeooo:rsid="0033d03c"/>
    </style:style>
    <style:style style:name="T65" style:family="text">
      <style:text-properties officeooo:rsid="003543ed"/>
    </style:style>
    <style:style style:name="T66" style:family="text">
      <style:text-properties officeooo:rsid="0035c08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NTH 583 – GIS and Imagery Analysis</text:p>
      <text:p text:style-name="P1"/>
      <text:p text:style-name="P32"><text:span text:style-name="T25">Project </text:span><text:span text:style-name="T29">3 </text:span></text:p>
      <text:p text:style-name="P32"><text:span text:style-name="T29"/></text:p>
      <text:p text:style-name="P28"><text:span text:style-name="T7">This project is designed for you to</text:span> demonstrate <text:span text:style-name="T35">Predictive Modeling.</text:span><text:span text:style-name="T33"> You will employ the following GIS skills:</text:span></text:p>
      <text:p text:style-name="P2"><text:span text:style-name="T49">1</text:span>) <text:span text:style-name="T33">Cumulative viewshed analysis</text:span></text:p>
      <text:p text:style-name="P3">2) Statistical analysis</text:p>
      <text:p text:style-name="P4">3) Use of the map calculator</text:p>
      <text:p text:style-name="P22">Background</text:p>
      <text:p text:style-name="P17">We will work with the same Wadi Hasa GRASS dataset as for Project 2, and will build on the maps and analyses you conducted for that project. You should make a new mapset for Project <text:span text:style-name="T64">3</text:span> to keep your analyses organized. You will be producing several new raster maps for this project, and good organizational skills will be essential. Follow the “best practices” for naming your raster maps, as we have discussed in the past. Use descriptive names that tell you what information is contained in the raster map. Do not use spaces or dashes (“-”) in map names. You may use underscores (“_”) instead.</text:p>
      <text:p text:style-name="P20"><text:span text:style-name="T5"><text:s text:c="5"/></text:span><text:span text:style-name="T3">While you are doing this project, you may wish to refer to Ullah </text:span><text:span text:style-name="T6">(</text:span><text:span text:style-name="T3">2015</text:span><text:span text:style-name="T6">)</text:span><text:span text:style-name="T3"> </text:span><text:span text:style-name="T4">Integrating Older Survey Data into Modern Research Paradigms Identifying and Correcting Spatial Error in “Legacy” Datasets</text:span><text:span text:style-name="T3"> (available on the course Blackboard site), which discusses a very similar workflow.</text:span></text:p>
      <text:p text:style-name="P23"><text:span text:style-name="T25">Part </text:span><text:span text:style-name="T28">1</text:span><text:span text:style-name="T25">: </text:span><text:span text:style-name="T26">Cumulative viewshed analysis</text:span></text:p>
      <text:p text:style-name="P5">1) <text:span text:style-name="T43">Use </text:span><text:span text:style-name="T10">g.extension</text:span><text:span text:style-name="T43"> to install the </text:span><text:span text:style-name="T10">r.viewshed.cva</text:span><text:span text:style-name="T43"> GRASS addon module (written by me). Launch it from the Modules tab of the Layer Manager (under “Addons”), or by typing “r.viewshed.cva &amp;” into the terminal (command prompt), and pressing enter.</text:span></text:p>
      <text:p text:style-name="P6"><text:span text:style-name="T43">2) Use </text:span><text:span text:style-name="T10">v.random</text:span><text:span text:style-name="T43"> to create a vector map of 100 random points across the Wadi Hasa region (pro tip: make sure your computational region extents are set to match the area you want these points to appear in!)</text:span></text:p>
      <text:p text:style-name="P6"><text:span text:style-name="T44">3) Use your random points map as the input viewpoints for </text:span><text:span text:style-name="T9">r.viewshed.cva</text:span><text:span text:style-name="T44">. This will take a while to run, and will produce a cumulative viewshed map of the Wadi Hasa area that estimates the “true” visibility of landscape features in the area.</text:span></text:p>
      <text:p text:style-name="P7">4) Create an output graphic showing the result of your <text:span text:style-name="T64">randomized </text:span>cumulative viewshed analysis <text:span text:style-name="T50">with all the archaeological sites overlain</text:span> <text:span text:style-name="T50">(include all necessary map elements).</text:span></text:p>
      <text:p text:style-name="P25"><text:span text:style-name="T27">Part </text:span><text:span text:style-name="T28">2</text:span><text:span text:style-name="T27">: Statistical Analysis</text:span><text:span text:style-name="T44"> </text:span></text:p>
      <text:p text:style-name="P12">1) <text:span text:style-name="T44">Choose a subset of sites from one of the surveys that you wish to use as a basis for the predictive model (i.e. all WHS sites that are of type “LITH_SCAT” and time period of “PPN”). It is important to only select these sites from </text:span><text:span text:style-name="T36">ONE</text:span><text:span text:style-name="T44"> of the two surveys (i.e., from either WHS </text:span><text:span text:style-name="T36">or</text:span><text:span text:style-name="T44"> WHNBS, but not from both). Extract these to a new vector points file using the same procedure we used in Project 2. These will be your </text:span><text:span text:style-name="T37">training sites.</text:span></text:p>
      <text:p text:style-name="P13"><text:span text:style-name="T50">2) Choose the the kind of data you want to include in your predictive model. Your model should include the walking distance from the streams you made in Project 2, and the cumulative viewshed map you produced in Part 2, above. You should choose at least </text:span><text:span text:style-name="T37">2</text:span><text:span text:style-name="T50"> additional factors, for a total of at least </text:span><text:span text:style-name="T37">4</text:span><text:span text:style-name="T50"> factors to include in the predictive model. The choice is up to you, but you should be able to justify your choices. Possibilities could be slope, aspect, elevation, flow accumulation, etc.</text:span></text:p>
      <text:p text:style-name="P14"><text:soft-page-break/>3) Using <text:span text:style-name="T8">v.what.rast</text:span>, upload values from your <text:span text:style-name="T34">4</text:span> <text:span text:style-name="T64">chosen </text:span>raster maps (stream distance, cumulative viewshed, and your other two) into the table of this vector points file of selected sites.</text:p>
      <text:p text:style-name="P21">4) Using <text:span text:style-name="T8">v.univar</text:span>, find the <text:span text:style-name="T47">mean</text:span> and <text:span text:style-name="T48">standard deviation</text:span><text:span text:style-name="T46"> of these four variables in your vector’s table.</text:span></text:p>
      <text:p text:style-name="P24"><text:span text:style-name="T25">Part </text:span><text:span text:style-name="T28">3</text:span><text:span text:style-name="T25">: </text:span><text:span text:style-name="T26">Use the Map Calculator to produce a predictive model</text:span></text:p>
      <text:p text:style-name="P29">1) <text:span text:style-name="T64">Consider the kinds of values in your input maps. How do you want to use these to create your predictive model? Do you want to include values </text:span><text:span text:style-name="T11">above</text:span><text:span text:style-name="T64"> a threshold, or </text:span><text:span text:style-name="T11">below </text:span><text:span text:style-name="T64"><text:s/>it? Or, do you want to include values </text:span><text:span text:style-name="T11">between</text:span><text:span text:style-name="T64"> an upper and a lower value? Once you decide where your thresholds should be for each variable, you need to come up with a </text:span><text:span text:style-name="T13">boolean formula</text:span><text:span text:style-name="T64"> to enact the thresholding.</text:span></text:p>
      <text:p text:style-name="P29"><text:span text:style-name="T64">2) One way to determine thresholds is to create a histogram of values and to interactively select values. A more automated way is to use the </text:span><text:span text:style-name="T11">standard deviation</text:span><text:span text:style-name="T64"> to create a threshold relative to the </text:span><text:span text:style-name="T11">mean. </text:span><text:span text:style-name="T64">For an example, if you would like to include values </text:span><text:span text:style-name="T13">below</text:span><text:span text:style-name="T64"> a certain threshold, then </text:span><text:span text:style-name="T13">add</text:span> the <text:span text:style-name="T21">standard deviation</text:span> <text:span text:style-name="T64">to</text:span> the <text:span text:style-name="T21">mean</text:span> <text:span text:style-name="T64">to derive your threshold</text:span>. <text:span text:style-name="T64">If you want to include values </text:span><text:span text:style-name="T13">above</text:span><text:span text:style-name="T55"> a certain threshold, then </text:span><text:span text:style-name="T13">subtract</text:span><text:span text:style-name="T55"> the </text:span><text:span text:style-name="T22">standard deviation </text:span><text:span text:style-name="T55">from the </text:span><text:span text:style-name="T22">mean</text:span><text:span text:style-name="T55"> to determine an adequate </text:span><text:span text:style-name="T56">threshold. If you want to include values </text:span><text:span text:style-name="T14">between</text:span><text:span text:style-name="T56"> an upper and lower threshold, then you have to both subtract </text:span><text:span text:style-name="T14">and</text:span><text:span text:style-name="T56"> add.</text:span> <text:span text:style-name="T65">Keep a note of these calculated values, and whether they are </text:span><text:span text:style-name="T14">upper or lower thresholds</text:span><text:span text:style-name="T23">. </text:span><text:span text:style-name="T51">These</text:span> will be your cutoff points for the locational model you will build in the next steps.</text:p>
      <text:p text:style-name="P30">2) Using the map calculator, create a <text:span text:style-name="T12">conditional statement</text:span><text:span text:style-name="T51"> </text:span><text:span text:style-name="T56">(boolean formula)</text:span> that creates an output map coded “1” for positive, and “0” for negative results. <text:span text:style-name="T49">use the correct </text:span><text:span text:style-name="T14">logical operator</text:span><text:span text:style-name="T56"> for the type of cutoff. To keep values </text:span><text:span text:style-name="T14"><text:s/>below</text:span><text:span text:style-name="T56"> the threshold, use “&lt;=”. </text:span><text:s/>It will take the form of:</text:p>
      <text:p text:style-name="P18">if(“input_map” &lt;= “threshold”, 1, 0)</text:p>
      <text:p text:style-name="P30"><text:span text:style-name="T56">To keep values </text:span><text:span text:style-name="T14">above</text:span><text:span text:style-name="T56"> the threshold, use “&gt;=”. </text:span><text:span text:style-name="T51">It will take the form of:</text:span></text:p>
      <text:p text:style-name="P18"><text:span text:style-name="T56">if(“input_map” </text:span><text:span text:style-name="T57">&gt;</text:span><text:span text:style-name="T56">= “threshold”, 1, 0)</text:span></text:p>
      <text:p text:style-name="P30"><text:span text:style-name="T56">To keep values between an upper and a lower boundary, </text:span><text:span text:style-name="T57">you will need to add an “and” logical operator, which is “&amp;&amp;”.</text:span><text:span text:style-name="T56"> </text:span><text:span text:style-name="T57">U</text:span><text:span text:style-name="T56">se the following formula:</text:span><text:span text:style-name="T49"> </text:span></text:p>
      <text:p text:style-name="P18"><text:span text:style-name="T56">if(“input_map” </text:span><text:span text:style-name="T57">&gt;</text:span><text:span text:style-name="T56">= “</text:span><text:span text:style-name="T57">lower </text:span><text:span text:style-name="T56">threshold” </text:span><text:span text:style-name="T57">&amp;&amp; </text:span><text:span text:style-name="T56">“input_map” </text:span><text:span text:style-name="T57">&lt;</text:span><text:span text:style-name="T56">= “</text:span><text:span text:style-name="T57">upper </text:span><text:span text:style-name="T56">threshold”, 1, 0)</text:span></text:p>
      <text:p text:style-name="P30"><text:span text:style-name="T49">Substitute the real map names for ‘input_map’ and the real threshold values (from Part 3) for ‘threshold.’ These new maps are what are called </text:span><text:span text:style-name="T15">binary maps</text:span><text:span text:style-name="T49"> (they contain values of only 1 or 0).</text:span></text:p>
      <text:p text:style-name="P15">3) Create your <text:span text:style-name="T12">predictive model</text:span> by combining your <text:span text:style-name="T12">binary maps</text:span> with an <text:span text:style-name="T12">averaging formula</text:span><text:span text:style-name="T8">.</text:span> This mapcalc statement will take the form of:</text:p>
      <text:p text:style-name="P19">(“binary_map1” + “binary_map2” + “binary_map3” + “binary_map4”) / 4.<text:span text:style-name="T63">0</text:span></text:p>
      <text:p text:style-name="P15"><text:span text:style-name="T50">Again, substitute the real map names. Also, </text:span><text:span text:style-name="T16">be sure to include the decimal point in the denominator</text:span><text:span text:style-name="T37">.</text:span><text:span text:style-name="T50"> </text:span>This will produce a <text:span text:style-name="T63">floating point</text:span> map with <text:span text:style-name="T66">decimal </text:span>values ranging between 0.<text:span text:style-name="T66">0</text:span> and 1.<text:span text:style-name="T66">0</text:span>. <text:span text:style-name="T63">Areas that have values close to 1 are very likely to have sites, and areas that have values close to 0 are very unlikely to contain sites. If you do not include the decimal point in the denominator, GRASS will calculate an </text:span><text:span text:style-name="T17">integer</text:span><text:span text:style-name="T57"> map, which will therefore remain </text:span><text:span text:style-name="T17">binary</text:span><text:span text:style-name="T57"> (0 or 1).</text:span></text:p>
      <text:p text:style-name="P26">Part 4: Model Validation</text:p>
      <text:p text:style-name="P16">1) <text:span text:style-name="T60">Extract</text:span> a second subset of sites <text:span text:style-name="T60">from the </text:span><text:span text:style-name="T18">other</text:span><text:span text:style-name="T54"> survey </text:span>to test your model against. (<text:span text:style-name="T61">i.e., if you had originally extracted WHS</text:span> sites of type “<text:span text:style-name="T61">LITH</text:span>_SCAT,” <text:s/><text:span text:style-name="T61">you now want to extract the WHNBS sites of type “LITH_SCAT” in this step</text:span>). Again, extract these as a new vector map. These are your <text:span text:style-name="T12">validation</text:span><text:span text:style-name="T34"> </text:span><text:span text:style-name="T12">sites</text:span><text:span text:style-name="T34">.</text:span></text:p>
      <text:p text:style-name="P16">2) Use <text:span text:style-name="T8">v.what.rast</text:span> to upload the values from your predictive model map into the table of this new vector file.</text:p>
      <text:p text:style-name="P16"><text:soft-page-break/>3) Use <text:span text:style-name="T8">v.univar</text:span> to calculate the mean and standard deviation in this new column.</text:p>
      <text:p text:style-name="P11"><text:span text:style-name="T59">4) Create an output map showing your predictive model with the both the </text:span><text:span text:style-name="T19">training sites</text:span><text:span text:style-name="T53"> and the </text:span><text:span text:style-name="T20">validation</text:span><text:span text:style-name="T19"> sites</text:span><text:span text:style-name="T53"> overlain. Make sure the two vector points maps are styled differently from each other. Include all necessary map elements (scale bar, raster legend, vector legend, north arrow).</text:span></text:p>
      <text:p text:style-name="P27">Part <text:span text:style-name="T44">5</text:span>: Writeup</text:p>
      <text:p text:style-name="P8">Prepare a brief report (1-2 pages) about your analysis. This should be roughly divided into <text:span text:style-name="T50">four</text:span> sections. </text:p>
      <text:p text:style-name="P8"><text:span text:style-name="T58">1) </text:span>In the first part, <text:span text:style-name="T50">describe the basic patterning visible on your cumulative viewshed map. In general, how much of the Wadi Hasa area seems easily viewable from most areas? Is there any apparent relationship between site locations and more or less easily viewed areas? Why or why not?</text:span></text:p>
      <text:p text:style-name="P8"><text:span text:style-name="T58">2) </text:span>In the second part, <text:span text:style-name="T31">discuss how you set up your predictive model. Which subset of sites did you choose to use for you </text:span><text:span text:style-name="T16">training sites</text:span><text:span text:style-name="T52">? Why? What other two variables did you choose to include in the analysis (in addition to the cumulative viewshed and the distance to streams)? What do you expect this combination of variables will tell us about why these sites are located where they are (in other words, why did you choose them? What is your expectation for the model?).</text:span></text:p>
      <text:p text:style-name="P9"><text:span text:style-name="T58">3) </text:span>In the third <text:span text:style-name="T50">part, report your findings from the validation procedure. On average, does your predictive model seem to also work for your </text:span><text:span text:style-name="T16">validation sites</text:span><text:span text:style-name="T52"> (values uploaded to the table are all close to 1)</text:span><text:span text:style-name="T50">? If so, why might that be (how are your training and validation sites related)? If not, why not?</text:span> </text:p>
      <text:p text:style-name="P9"><text:span text:style-name="T58">4) In the </text:span>final part, <text:span text:style-name="T50">briefly</text:span> <text:span text:style-name="T32">reflect on the technical procedures you conducted above. </text:span>How might error propagate through the analysis, and how might that affect the outcome? What other types of analyses would you have liked to do to extend what you did here?</text:p>
      <text:p text:style-name="P10">You will turn the writeup in in digital format through TurnItIn on Blackboard. You should include your <text:span text:style-name="T30">output graphics </text:span>as a figure<text:span text:style-name="T30">s</text:span> embedded in the writeu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Inconsolata" svg:font-family="Inconsolata"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saac Ullah</meta:initial-creator>
    <meta:creation-date>2017-01-30T16:42:07.523732412</meta:creation-date>
    <dc:date>2018-03-01T09:15:40.226747193</dc:date>
    <dc:creator>Isaac Ullah</dc:creator>
    <meta:editing-duration>PT21H6M56S</meta:editing-duration>
    <meta:editing-cycles>13</meta:editing-cycles>
    <meta:generator>LibreOffice/5.4.4.2$Linux_X86_64 LibreOffice_project/40m0$Build-2</meta:generator>
    <meta:document-statistic meta:table-count="0" meta:image-count="0" meta:object-count="0" meta:page-count="3" meta:paragraph-count="44" meta:word-count="1452" meta:character-count="8414" meta:non-whitespace-character-count="6991"/>
  </office:meta>
</office:document-meta>
</file>